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ff7113" draw:textarea-horizontal-align="center" draw:textarea-vertical-align="middle"/>
    </style:style>
    <style:style style:name="P1" style:family="paragraph">
      <loext:graphic-properties draw:fill="solid" draw:fill-color="#ff7113"/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0.519cm" svg:height="0.732cm" svg:x="0.547cm" svg:y="0cm" svg:viewBox="0 0 520 733" svg:d="M153 501c38 17 66 51 74 93l27 134c1 3 3 5 6 5 2 0 5-2 5-5l28-134c8-42 35-76 73-93 93-43 154-136 154-239 0-72-29-139-80-189-49-47-113-73-180-73-4 0-7 0-10 0-139 6-251 124-250 263 0 103 61 196 153 238zM260 52c114 0 208 94 208 210 0 115-94 209-208 209-115 0-208-94-208-209 0-116 93-210 208-210z">
          <text:p/>
        </draw:path>
        <draw:path draw:style-name="gr1" draw:text-style-name="P1" draw:layer="layout" svg:width="0.342cm" svg:height="0.052cm" svg:x="0.339cm" svg:y="0.497cm" svg:viewBox="0 0 343 53" svg:d="M340 51c-29-13-55-30-78-51h-262v53h343c-1-1-2-1-3-2z">
          <text:p/>
        </draw:path>
        <draw:path draw:style-name="gr1" draw:text-style-name="P1" draw:layer="layout" svg:width="0.311cm" svg:height="0.313cm" svg:x="0.651cm" svg:y="0.105cm" svg:viewBox="0 0 312 314" svg:d="M312 157c0 86-70 157-156 157s-156-71-156-157c0-87 70-157 156-157s156 70 156 157z">
          <text:p/>
        </draw:path>
        <draw:polygon draw:style-name="gr1" draw:text-style-name="P1" draw:layer="layout" svg:width="0.181cm" svg:height="0.898cm" svg:x="1.274cm" svg:y="0.48cm" svg:viewBox="0 0 182 899" draw:points="182,56 0,0 0,811 182,899">
          <text:p/>
        </draw:polygon>
        <draw:path draw:style-name="gr1" draw:text-style-name="P1" draw:layer="layout" svg:width="0.233cm" svg:height="1.059cm" svg:x="0.053cm" svg:y="0.325cm" svg:viewBox="0 0 234 1060" svg:d="M234 1013v-1013l-205 75c-17 7-29 24-29 43v942c8-4 18-7 27-9z">
          <text:p/>
        </draw:path>
        <draw:path draw:style-name="gr1" draw:text-style-name="P1" draw:layer="layout" svg:width="0.29cm" svg:height="0.189cm" svg:x="0.931cm" svg:y="0.36cm" svg:viewBox="0 0 291 190" svg:d="M2 188c0 1-1 1-2 2h76l215-120v-70l-184 111c-29 32-64 59-105 77z">
          <text:p/>
        </draw:path>
        <draw:path draw:style-name="gr1" draw:text-style-name="P1" draw:layer="layout" svg:width="0.285cm" svg:height="1.164cm" svg:x="1.274cm" svg:y="0.352cm" svg:viewBox="0 0 286 1165" svg:d="M0 0v74l234 72v963l-234-112v72l232 93c4 2 9 3 14 3 22 0 40-18 40-40v-1014z">
          <text:p/>
        </draw:path>
        <draw:path draw:style-name="gr1" draw:text-style-name="P1" draw:layer="layout" svg:width="1.168cm" svg:height="1.027cm" svg:x="0.053cm" svg:y="0.489cm" svg:viewBox="0 0 1169 1028" svg:d="M837 113c0 1 0 1 0 2l-28 135c-5 27-28 46-55 46-28 0-51-19-57-46l-27-135c0-1 0-1-1-2h-383v780l-249 45c-22 4-37 23-37 45 0 25 20 45 45 45h910l214-95v-70l-202 113h-785v-53h772l215-120v-803l-202 113zM961 871h-467c-43 0-78-35-78-78s35-78 78-78h363c14 0 26-12 26-26 0-15-12-26-26-26h-441c-43 0-78-36-78-79s35-78 78-78h234c14 0 26-12 26-27 0-14-12-26-26-26h-156c-43 0-78-35-78-78v-210h52v210c0 14 11 26 26 26h156c43 0 78 35 78 78 0 44-35 79-78 79h-234c-15 0-26 12-26 26 0 15 11 26 26 26h441c43 0 78 36 78 79s-35 78-78 78h-363c-15 0-26 12-26 26s11 26 26 26h467z">
          <text:p/>
        </draw:path>
        <draw:path draw:style-name="gr1" draw:text-style-name="P1" draw:layer="layout" svg:width="0.009cm" svg:height="0.011cm" svg:x="0.054cm" svg:y="1.554cm" svg:viewBox="0 0 10 12" svg:d="M10 12c-1 0-1 0-2 0s-1 0-2 0c-2 0-3 0-5-1-1-1-1-3-1-5s0-3 1-4c2-1 3-2 5-2 1 0 1 0 2 0s1 1 2 1v2c-1 0-1 0-2 0 0-1-1-1-2-1s-2 1-2 1c-1 1-1 2-1 3s0 2 1 3c0 1 1 1 2 1s2 0 2 0c1 0 1-1 2-1z">
          <text:p/>
        </draw:path>
        <draw:path draw:style-name="gr1" draw:text-style-name="P1" draw:layer="layout" svg:width="0.006cm" svg:height="0.008cm" svg:x="0.066cm" svg:y="1.557cm" svg:viewBox="0 0 7 9" svg:d="M7 3c0-1-1-1-1-1h-1c0 0-1 0-1 1-1 0-1 1-1 2v4h-3v-9h3v2c0-1 1-1 1-2 1 0 1 0 2 0h1z">
          <text:p/>
        </draw:path>
        <draw:path draw:style-name="gr1" draw:text-style-name="P1" draw:layer="layout" svg:width="0.008cm" svg:height="0.008cm" svg:x="0.074cm" svg:y="1.557cm" svg:viewBox="0 0 9 9" svg:d="M9 5h-7c1 1 1 2 1 2 1 0 1 0 2 0 0 0 1 0 2 0 0 0 1 0 2-1v3c-1 0-2 0-2 0-1 0-2 0-2 0-2 0-3 0-4-1s-1-2-1-3c0-2 0-3 1-4s2-1 3-1c2 0 3 0 4 1s1 2 1 4zM6 4c0-1 0-1 0-2-1 0-1 0-2 0h-1c0 1 0 1-1 2z">
          <text:p/>
        </draw:path>
        <draw:path draw:style-name="gr1" draw:text-style-name="P1" draw:layer="layout" svg:width="0.008cm" svg:height="0.008cm" svg:x="0.085cm" svg:y="1.557cm" svg:viewBox="0 0 9 9" svg:d="M4 5h-1c0 1-1 1-1 1 0 1 1 1 1 1h1 1c0-1 1-1 1-2zM9 4v5h-3v-1c-1 0-1 1-2 1h-1c-1 0-2 0-3 0 0-1 0-2 0-3s0-1 1-2c0 0 1-1 3-1h2l-1-1c0 0-1 0-2 0h-1c-1 0-1 0-2 1v-3c1 0 2 0 2 0 1 0 1 0 2 0 2 0 3 0 3 1 1 1 2 2 2 3z">
          <text:p/>
        </draw:path>
        <draw:path draw:style-name="gr1" draw:text-style-name="P1" draw:layer="layout" svg:width="0.006cm" svg:height="0.01cm" svg:x="0.095cm" svg:y="1.555cm" svg:viewBox="0 0 7 11" svg:d="M4 0v2h3v2h-3v4c0 0 0 1 1 1h2v2h-2c-2 0-2 0-3-1 0 0-1-1-1-2v-4h-1v-2h1v-2z">
          <text:p/>
        </draw:path>
        <draw:path draw:style-name="gr1" draw:text-style-name="P1" draw:layer="layout" svg:width="0.009cm" svg:height="0.008cm" svg:x="0.103cm" svg:y="1.557cm" svg:viewBox="0 0 10 9" svg:d="M10 5h-7c0 1 0 2 1 2 0 0 1 0 2 0h1c1 0 2 0 2-1v3c0 0-1 0-2 0 0 0-1 0-2 0s-3 0-3-1c-1-1-2-2-2-3 0-2 1-3 2-4 0-1 2-1 3-1 2 0 3 0 4 1 0 1 1 2 1 4zM7 4c0-1 0-1-1-2h-1-1c-1 1-1 1-1 2z">
          <text:p/>
        </draw:path>
        <draw:path draw:style-name="gr1" draw:text-style-name="P1" draw:layer="layout" svg:width="0.009cm" svg:height="0.011cm" svg:x="0.114cm" svg:y="1.554cm" svg:viewBox="0 0 10 12" svg:d="M7 4v-4h3v12h-3v-1l-1 1c-1 0-1 0-2 0s-2 0-3-1c0-1-1-2-1-3 0-2 1-3 1-4 1-1 2-1 3-1s1 0 2 0c0 1 1 1 1 1zM5 10c1 0 1 0 2 0 0-1 0-1 0-2s0-2 0-2c-1-1-1-1-2-1 0 0-1 0-1 1-1 0-1 1-1 2s0 1 1 2z">
          <text:p/>
        </draw:path>
        <draw:path draw:style-name="gr1" draw:text-style-name="P1" draw:layer="layout" svg:width="0.009cm" svg:height="0.011cm" svg:x="0.132cm" svg:y="1.554cm" svg:viewBox="0 0 10 12" svg:d="M5 10c1 0 1 0 1 0 1-1 1-1 1-2s0-2-1-2c0-1 0-1-1-1s-1 0-1 1c-1 0-1 1-1 2s0 1 1 2zM3 4c0 0 1 0 1-1 1 0 1 0 2 0s2 0 3 1c0 1 1 2 1 4 0 1-1 2-1 3-1 1-2 1-3 1s-1 0-2 0l-1-1v1h-3v-12h3z">
          <text:p/>
        </draw:path>
        <draw:path draw:style-name="gr1" draw:text-style-name="P1" draw:layer="layout" svg:width="0.009cm" svg:height="0.012cm" svg:x="0.143cm" svg:y="1.557cm" svg:viewBox="0 0 10 13" svg:d="M0 0h3l2 6 2-6h3l-4 10c0 1-1 2-1 2-1 0-1 1-2 1h-2v-2h1c1 0 1 0 1 0 0-1 0-1 1-1v-1z">
          <text:p/>
        </draw:path>
        <draw:polygon draw:style-name="gr1" draw:text-style-name="P1" draw:layer="layout" svg:width="0.008cm" svg:height="0.011cm" svg:x="0.16cm" svg:y="1.554cm" svg:viewBox="0 0 9 12" draw:points="0,0 8,0 8,3 3,3 3,5 8,5 8,7 3,7 3,10 9,10 9,12 0,12">
          <text:p/>
        </draw:polygon>
        <draw:path draw:style-name="gr1" draw:text-style-name="P1" draw:layer="layout" svg:width="0.008cm" svg:height="0.008cm" svg:x="0.171cm" svg:y="1.557cm" svg:viewBox="0 0 9 9" svg:d="M0 6v-6h3v1 2 1c0 1 0 2 0 2v1h1c1 0 1 0 2-1v-1-5h3v9h-3v-1l-1 1c-1 0-1 0-2 0s-2 0-2-1c-1 0-1-1-1-2z">
          <text:p/>
        </draw:path>
        <draw:path draw:style-name="gr1" draw:text-style-name="P1" draw:layer="layout" svg:width="0.007cm" svg:height="0.008cm" svg:x="0.182cm" svg:y="1.557cm" svg:viewBox="0 0 8 9" svg:d="M8 0v3l-1-1c-1 0-1 0-1 0-1 0-2 0-2 1-1 0-1 1-1 2 0 0 0 1 1 2 0 0 1 0 2 0h1 1v2h-1c-1 0-1 0-2 0s-3 0-4-1c0-1-1-2-1-3 0-2 1-3 1-4 1-1 3-1 4-1s1 0 2 0z">
          <text:p/>
        </draw:path>
        <draw:path draw:style-name="gr1" draw:text-style-name="P1" draw:layer="layout" svg:width="0.008cm" svg:height="0.008cm" svg:x="0.192cm" svg:y="1.557cm" svg:viewBox="0 0 9 9" svg:d="M4 5h-1c0 1 0 1 0 1 0 1 0 1 0 1h1 1c1-1 1-1 1-2zM9 4v5h-3v-1c-1 0-1 1-1 1-1 0-1 0-2 0s-2 0-2 0c-1-1-1-2-1-3s0-1 1-2c1 0 2-1 3-1h2c0 0 0-1-1-1h-1c-1 0-2 0-2 0-1 0-1 0-1 1v-3h1c1 0 2 0 2 0 2 0 3 0 4 1 0 1 1 2 1 3z">
          <text:p/>
        </draw:path>
        <draw:polygon draw:style-name="gr1" draw:text-style-name="P1" draw:layer="layout" svg:width="0.002cm" svg:height="0.011cm" svg:x="0.203cm" svg:y="1.554cm" svg:viewBox="0 0 3 12" draw:points="0,0 3,0 3,12 0,12">
          <text:p/>
        </draw:polygon>
        <draw:path draw:style-name="gr1" draw:text-style-name="P1" draw:layer="layout" svg:width="0.009cm" svg:height="0.012cm" svg:x="0.208cm" svg:y="1.557cm" svg:viewBox="0 0 10 13" svg:d="M0 0h3l2 6 2-6h3l-4 10c0 1-1 2-1 2-1 0-1 1-2 1h-2v-2h1c1 0 1 0 1 0 0-1 1-1 1-1v-1z">
          <text:p/>
        </draw:path>
        <draw:path draw:style-name="gr1" draw:text-style-name="P1" draw:layer="layout" svg:width="0.008cm" svg:height="0.012cm" svg:x="0.22cm" svg:y="1.557cm" svg:viewBox="0 0 9 13" svg:d="M2 8v5h-2v-13h2v1c1 0 1 0 2-1h1c1 0 2 0 3 1s1 2 1 4c0 1 0 2-1 3s-2 1-3 1h-1c-1 0-1-1-2-1zM4 2c0 0-1 0-1 1 0 0-1 1-1 2s1 1 1 2h1c1 0 1 0 2 0 0-1 0-1 0-2s0-2 0-2c-1-1-1-1-2-1z">
          <text:p/>
        </draw:path>
        <draw:path draw:style-name="gr1" draw:text-style-name="P1" draw:layer="layout" svg:width="0.006cm" svg:height="0.011cm" svg:x="0.053cm" svg:y="1.57cm" svg:viewBox="0 0 7 12" svg:d="M7 0v2h-1c-1 0-1 0-1 0l-1 1v1h3v2h-3v6h-2v-6h-2v-2h2v-1c0-1 0-2 0-2 1-1 2-1 3-1z">
          <text:p/>
        </draw:path>
        <draw:path draw:style-name="gr1" draw:text-style-name="P1" draw:layer="layout" svg:width="0.006cm" svg:height="0.008cm" svg:x="0.061cm" svg:y="1.573cm" svg:viewBox="0 0 7 9" svg:d="M7 3h-1-1-1c-1 1-1 2-1 2v4h-3v-8h3v1c1-1 1-1 1-1 1-1 1-1 2-1 1 0 1 0 1 0z">
          <text:p/>
        </draw:path>
        <draw:path draw:style-name="gr1" draw:text-style-name="P1" draw:layer="layout" svg:width="0.008cm" svg:height="0.009cm" svg:x="0.069cm" svg:y="1.573cm" svg:viewBox="0 0 9 10" svg:d="M5 2c-1 0-2 1-2 1 0 1 0 1 0 2s0 2 0 2c0 0 1 1 2 1l1-1c0 0 0-1 0-2s0-1 0-2zM5 0c1 0 2 1 3 2 1 0 1 2 1 3 0 2 0 3-1 3-1 1-2 2-3 2-2 0-3-1-4-2-1 0-1-1-1-3 0-1 0-3 1-3 1-1 2-2 4-2z">
          <text:p/>
        </draw:path>
        <draw:path draw:style-name="gr1" draw:text-style-name="P1" draw:layer="layout" svg:width="0.014cm" svg:height="0.008cm" svg:x="0.08cm" svg:y="1.573cm" svg:viewBox="0 0 15 9" svg:d="M9 2c0-1 1-1 1-1 0-1 1-1 2-1s1 1 2 1c1 1 1 2 1 3v5h-3v-4-1-1c-1 0-1 0-1 0-1 0-1 0-2 0 0 1 0 1 0 2v4h-3v-4c0-1 0-2 0-2h-1c-1 0-1 0-1 0-1 1-1 1-1 2v4h-3v-8h3v1c1-1 1-1 2-1 0-1 1-1 1-1 1 0 1 1 2 1 0 0 0 1 1 1z">
          <text:p/>
        </draw:path>
        <draw:path draw:style-name="gr1" draw:text-style-name="P1" draw:layer="layout" svg:width="0.006cm" svg:height="0.01cm" svg:x="0.102cm" svg:y="1.571cm" svg:viewBox="0 0 7 11" svg:d="M4 0v3h3v2h-3v3c0 1 0 1 0 1 1 0 1 0 1 0h2v2h-3c-1 0-1 0-2 0 0-1-1-1-1-3v-3h-1v-2h1v-3z">
          <text:p/>
        </draw:path>
        <draw:path draw:style-name="gr1" draw:text-style-name="P1" draw:layer="layout" svg:width="0.008cm" svg:height="0.011cm" svg:x="0.111cm" svg:y="1.57cm" svg:viewBox="0 0 9 12" svg:d="M9 7v5h-3v-4-1c0-1 0-1 0-1h-1c-1 0-1 0-2 0 0 1 0 1 0 2v4h-3v-12h3v5c0-1 1-1 1-1 0-1 1-1 2-1s1 1 2 1c0 1 1 2 1 3z">
          <text:p/>
        </draw:path>
        <draw:path draw:style-name="gr1" draw:text-style-name="P1" draw:layer="layout" svg:width="0.008cm" svg:height="0.009cm" svg:x="0.122cm" svg:y="1.573cm" svg:viewBox="0 0 9 10" svg:d="M9 5v1h-6v1c1 1 1 1 2 1s1 0 2 0c1-1 1-1 2-1v2c-1 0-1 0-2 0-1 1-2 1-2 1-2 0-3-1-4-2-1 0-1-1-1-3 0-1 0-3 1-3 1-1 2-2 4-2 1 0 2 1 3 2 1 0 1 2 1 3zM6 4c0-1 0-1 0-1 0-1-1-1-1-1-1 0-1 0-2 1v1z">
          <text:p/>
        </draw:path>
        <draw:polygon draw:style-name="gr1" draw:text-style-name="P1" draw:layer="layout" svg:width="0.01cm" svg:height="0.011cm" svg:x="0.139cm" svg:y="1.571cm" svg:viewBox="0 0 11 12" draw:points="0,0 4,0 8,8 8,0 11,0 11,12 7,12 3,3 3,12 0,12">
          <text:p/>
        </draw:polygon>
        <draw:path draw:style-name="gr1" draw:text-style-name="P1" draw:layer="layout" svg:width="0.009cm" svg:height="0.009cm" svg:x="0.152cm" svg:y="1.573cm" svg:viewBox="0 0 10 10" svg:d="M5 2c-1 0-1 1-2 1 0 1 0 1 0 2s0 2 0 2c1 0 1 1 2 1s1-1 1-1c1 0 1-1 1-2s0-1-1-2c0 0 0-1-1-1zM5 0c1 0 3 1 3 2 1 0 2 2 2 3 0 2-1 3-2 3 0 1-2 2-3 2-2 0-3-1-4-2-1 0-1-1-1-3 0-1 0-3 1-3 1-1 2-2 4-2z">
          <text:p/>
        </draw:path>
        <draw:path draw:style-name="gr1" draw:text-style-name="P1" draw:layer="layout" svg:width="0.008cm" svg:height="0.008cm" svg:x="0.164cm" svg:y="1.574cm" svg:viewBox="0 0 9 9" svg:d="M0 5v-5h3v2 2 1c0 1 0 1 0 1l1 1c1 0 1-1 1-1 1-1 1-1 1-2v-4h3v8h-3v-1c-1 1-1 1-1 1-1 1-1 1-2 1s-2-1-2-1c-1-1-1-2-1-3z">
          <text:p/>
        </draw:path>
        <draw:path draw:style-name="gr1" draw:text-style-name="P1" draw:layer="layout" svg:width="0.008cm" svg:height="0.008cm" svg:x="0.175cm" svg:y="1.573cm" svg:viewBox="0 0 9 9" svg:d="M9 4v5h-3v-4-1c0-1 0-1 0-1h-1-1c-1 1-1 1-1 2v4h-3v-8h3v1c1-1 1-1 2-1 0-1 1-1 1-1 1 0 2 1 3 1 0 1 0 2 0 3z">
          <text:p/>
        </draw:path>
        <draw:path draw:style-name="gr1" draw:text-style-name="P1" draw:layer="layout" svg:width="0.009cm" svg:height="0.011cm" svg:x="0.193cm" svg:y="1.571cm" svg:viewBox="0 0 10 12" svg:d="M0 0h5c1 0 2 0 3 1 1 0 2 1 2 2 0 2-1 3-2 3-1 1-2 1-3 1h-2v5h-3zM3 2v3h1c1 0 2 0 2 0 0-1 0-1 0-2v-1c0 0-1 0-2 0z">
          <text:p/>
        </draw:path>
        <draw:path draw:style-name="gr1" draw:text-style-name="P1" draw:layer="layout" svg:width="0.005cm" svg:height="0.008cm" svg:x="0.205cm" svg:y="1.573cm" svg:viewBox="0 0 6 9" svg:d="M6 3h-1c-1 0-2 0-2 0 0 1-1 2-1 2v4h-2v-8h2v1c1-1 1-1 2-1 0-1 1-1 1-1h1z">
          <text:p/>
        </draw:path>
        <draw:path draw:style-name="gr1" draw:text-style-name="P1" draw:layer="layout" svg:width="0.009cm" svg:height="0.009cm" svg:x="0.212cm" svg:y="1.573cm" svg:viewBox="0 0 10 10" svg:d="M5 2c-1 0-1 1-2 1 0 1 0 1 0 2s0 2 0 2c1 0 1 1 2 1l1-1c1 0 1-1 1-2s0-1-1-2zM5 0c1 0 2 1 3 2 1 0 2 2 2 3 0 2-1 3-2 3-1 1-2 2-3 2-2 0-3-1-4-2-1 0-1-1-1-3 0-1 0-3 1-3 1-1 2-2 4-2z">
          <text:p/>
        </draw:path>
        <draw:path draw:style-name="gr1" draw:text-style-name="P1" draw:layer="layout" svg:width="0.004cm" svg:height="0.015cm" svg:x="0.222cm" svg:y="1.57cm" svg:viewBox="0 0 5 16" svg:d="M2 4h3v8c0 2-1 2-1 3-1 1-2 1-3 1h-1v-2c1 0 1 0 1 0 1 0 1-1 1-2zM2 0h3v2h-3z">
          <text:p/>
        </draw:path>
        <draw:path draw:style-name="gr1" draw:text-style-name="P1" draw:layer="layout" svg:width="0.008cm" svg:height="0.009cm" svg:x="0.229cm" svg:y="1.573cm" svg:viewBox="0 0 9 10" svg:d="M9 5v1h-6v1c1 1 1 1 2 1s1 0 2 0c0-1 1-1 2-1v2c-1 0-2 0-2 0-1 1-2 1-2 1-2 0-3-1-4-2-1 0-1-1-1-3 0-1 0-3 1-3 1-1 2-2 4-2 1 0 2 1 3 2 1 0 1 2 1 3zM6 4c0-1 0-1 0-1-1-1-1-1-1-1-1 0-1 0-2 1v1z">
          <text:p/>
        </draw:path>
        <draw:path draw:style-name="gr1" draw:text-style-name="P1" draw:layer="layout" svg:width="0.006cm" svg:height="0.009cm" svg:x="0.24cm" svg:y="1.573cm" svg:viewBox="0 0 7 10" svg:d="M7 1v2h-1c0-1 0-1-1-1s-1 1-2 1c0 1 0 1 0 2s0 2 0 2c1 0 1 1 2 1s1 0 1 0c1-1 1-1 1-1v2c0 0 0 1-1 1h-1c-2 0-3-1-4-2-1 0-1-1-1-3 0-1 0-3 1-3 1-1 2-2 4-2h1c1 1 1 1 1 1z">
          <text:p/>
        </draw:path>
        <draw:path draw:style-name="gr1" draw:text-style-name="P1" draw:layer="layout" svg:width="0.006cm" svg:height="0.01cm" svg:x="0.249cm" svg:y="1.571cm" svg:viewBox="0 0 7 11" svg:d="M4 0v3h3v2h-3v3c0 1 0 1 0 1h1 2v2h-3c-1 0-2 0-2 0-1-1-1-1-1-3v-3h-1v-2h1v-3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65cm" fo:margin-bottom="0.065cm" fo:margin-left="0.065cm" fo:margin-right="0.065cm" fo:page-width="1.588cm" fo:page-height="1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29T03:51:52.329000000</dc:date>
    <meta:editing-duration>PT3S</meta:editing-duration>
    <meta:editing-cycles>1</meta:editing-cycles>
    <meta:document-statistic meta:object-count="42"/>
    <meta:generator>LibreOffice/7.3.2.2$Windows_X86_64 LibreOffice_project/49f2b1bff42cfccbd8f788c8dc32c1c309559be0</meta:generator>
  </office:meta>
</office:document-meta>
</file>